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57.81pt"/>
    </style:style>
    <style:style style:name="co4" style:family="table-column">
      <style:table-column-properties fo:break-before="auto" style:column-width="945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dbwifi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uF (1206)</text:p>
          </table:table-cell>
          <table:table-cell office:value-type="string" calcext:value-type="string">
            <text:p><text:a xlink:href="https://eu.mouser.com/ProductDetail/Murata-Electronics/GRM31CR71E106KA12K?qs=sGAEpiMZZMs0AnBnWHyRQLVmwli7jaEsSE82g%252bVV2vo%3D" xlink:type="simple">https://eu.mouser.com/ProductDetail/Murata-Electronics/GRM31CR71E106KA12K?qs=sGAEpiMZZMs0AnBnWHyRQLVmwli7jaEsSE82g%252bVV2vo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uF (D case)</text:p>
          </table:table-cell>
          <table:table-cell office:value-type="string" calcext:value-type="string">
            <text:p><text:a xlink:href="https://eu.mouser.com/ProductDetail/Vishay-Sprague/593D107X9010D2WE3/?qs=sGAEpiMZZMsh%252b1woXyUXjyuEmHochw9lX0rlhHY%2FK88%3D" xlink:type="simple">https://eu.mouser.com/ProductDetail/Vishay-Sprague/593D107X9010D2WE3/?qs=sGAEpiMZZMsh%252b1woXyUXjyuEmHochw9lX0rlhHY%2FK88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 0603</text:p>
          </table:table-cell>
          <table:table-cell office:value-type="string" calcext:value-type="string">
            <text:p><text:a xlink:href="https://eu.mouser.com/ProductDetail/Wurth-Electronics/150060GS75000?qs=sGAEpiMZZMsl8UZd3ZuU6TZQtNiywqw1rkOYQ9GxezdtftOO6XDX1A%3D%3D" xlink:type="simple">https://eu.mouser.com/ProductDetail/Wurth-Electronics/150060GS75000?qs=sGAEpiMZZMsl8UZd3ZuU6TZQtNiywqw1rkOYQ9GxezdtftOO6XDX1A%3d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 DF13-6P-1.25H</text:p>
          </table:table-cell>
          <table:table-cell office:value-type="string" calcext:value-type="string">
            <text:p><text:a xlink:href="https://eu.mouser.com/ProductDetail/Hirose-Connector/DF13-6P-125H50/?qs=sGAEpiMZZMs%252bGHln7q6pm7BjqI3J1T15WdBJXUZfHj4%3D" xlink:type="simple">https://eu.mouser.com/ProductDetail/Hirose-Connector/DF13-6P-125H50/?qs=sGAEpiMZZMs%252bGHln7q6pm7BjqI3J1T15WdBJXUZfHj4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 DF12-4.0-36DP-0.5V</text:p>
          </table:table-cell>
          <table:table-cell office:value-type="string" calcext:value-type="string">
            <text:p><text:a xlink:href="https://eu.mouser.com/ProductDetail/Hirose-Connector/DF1240-36DP-05V86/?qs=sGAEpiMZZMvffgRu4KC1Rw0uA%252bB%2Fcqq%2F5rR3VQJt11Y%3D" xlink:type="simple">https://eu.mouser.com/ProductDetail/Hirose-Connector/DF1240-36DP-05V86/?qs=sGAEpiMZZMvffgRu4KC1Rw0uA%252bB%2fcqq%2f5rR3VQJt11Y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9 kOhm (0603)</text:p>
          </table:table-cell>
          <table:table-cell office:value-type="string" calcext:value-type="string">
            <text:p><text:a xlink:href="https://eu.mouser.com/ProductDetail/Bourns/CR0603-FX-2493ELF?qs=sGAEpiMZZMu61qfTUdNhG6LqqFhkr6pU7PI%2FlWwboHU%3D" xlink:type="simple">https://eu.mouser.com/ProductDetail/Bourns/CR0603-FX-2493ELF?qs=sGAEpiMZZMu61qfTUdNhG6LqqFhkr6pU7PI%2flWwboHU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 R3 R4 R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0 Ohm (0603)</text:p>
          </table:table-cell>
          <table:table-cell office:value-type="string" calcext:value-type="string">
            <text:p><text:a xlink:href="https://eu.mouser.com/ProductDetail/Vishay/CRCW0603340RFKEA?qs=sGAEpiMZZMu61qfTUdNhG2TmlP6XIPVRsaPspnXLMAU%3D" xlink:type="simple">https://eu.mouser.com/ProductDetail/Vishay/CRCW0603340RFKEA?qs=sGAEpiMZZMu61qfTUdNhG2TmlP6XIPVRsaPspnXLMAU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TPS76733QD</text:p>
          </table:table-cell>
          <table:table-cell office:value-type="string" calcext:value-type="string">
            <text:p><text:a xlink:href="https://eu.mouser.com/ProductDetail/Texas-Instruments/TPS76733QDR/?qs=sGAEpiMZZMsGz1a6aV8DcPXeWoVS0FnzCRUL6tYaEgs%3D" xlink:type="simple">https://eu.mouser.com/ProductDetail/Texas-Instruments/TPS76733QDR/?qs=sGAEpiMZZMsGz1a6aV8DcPXeWoVS0FnzCRUL6tYaEgs%3d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-Fi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+B APMN-Q551</text:p>
          </table:table-cell>
          <table:table-cell office:value-type="string" calcext:value-type="string">
            <text:p><text:a xlink:href="https://eu.mouser.com/ProductDetail/B+B-SmartWorx/APMN-Q551/?qs=%2Fha2pyFadugkQOkkKYYz9qkJIz77uKynj21oZcDhl8c%3D" xlink:type="simple">https://eu.mouser.com/ProductDetail/B+B-SmartWorx/APMN-Q551/?qs=%2fha2pyFadugkQOkkKYYz9qkJIz77uKynj21oZcDhl8c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 Ante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04281-0100</text:p>
          </table:table-cell>
          <table:table-cell office:value-type="string" calcext:value-type="string">
            <text:p><text:a xlink:href="https://eu.mouser.com/ProductDetail/Molex/204281-0100?qs=sGAEpiMZZMve4%2FbfQkoj%252bIe%2FpDi1OlZXWhlaUJJ%252bg%2Fc%3D" xlink:type="simple">https://eu.mouser.com/ProductDetail/Molex/204281-0100?qs=sGAEpiMZZMve4%2fbfQkoj%252bIe%2fpDi1OlZXWhlaUJJ%252bg%2fc%3d</text:a>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7:46:24.913333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17:46:52.305573346</dc:date>
    <meta:editing-duration>PT18M56S</meta:editing-duration>
    <meta:editing-cycles>7</meta:editing-cycles>
    <meta:generator>LibreOffice/5.1.6.2$Linux_X86_64 LibreOffice_project/10m0$Build-2</meta:generator>
    <meta:document-statistic meta:table-count="1" meta:cell-count="44" meta:object-count="0"/>
  </office:meta>
</office:document-meta>
</file>